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21027" officeooo:paragraph-rsid="00221027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0b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Localit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2">la localita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6:11:50.326932276</dc:date>
    <meta:editing-duration>PT11M28S</meta:editing-duration>
    <meta:editing-cycles>9</meta:editing-cycles>
    <meta:document-statistic meta:table-count="2" meta:image-count="0" meta:object-count="0" meta:page-count="1" meta:paragraph-count="36" meta:word-count="52" meta:character-count="351" meta:non-whitespace-character-count="335"/>
  </office:meta>
</office:document-meta>
</file>